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17bdd" officeooo:paragraph-rsid="00005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humanity to individuality, people dislike growth, most likely because it is a form of change, and people fear change, </text:p>
      <text:p text:style-name="P1"/>
      <text:p text:style-name="P1">Moringa school in my experience is like an iron, it burns, but it straightens, the days are long but very productive, the environment, supportive and culture contagiou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8:51:32.710102756</meta:creation-date>
    <dc:date>2015-10-01T18:52:52.886994448</dc:date>
    <meta:editing-duration>P0D</meta:editing-duration>
    <meta:editing-cycles>1</meta:editing-cycles>
    <meta:document-statistic meta:table-count="0" meta:image-count="0" meta:object-count="0" meta:page-count="1" meta:paragraph-count="2" meta:word-count="47" meta:character-count="293" meta:non-whitespace-character-count="246"/>
    <meta:generator>LibreOffice/4.2.7.2$Linux_X86_64 LibreOffice_project/420m0$Build-2</meta:generator>
  </office:meta>
</office:document-meta>
</file>